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19.74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 style:data-style-name="N2">
      <style:table-cell-properties fo:border="0.99pt solid #000000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Metryk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A</text:p>
          </table:table-cell>
          <table:table-cell table:style-name="ce3" office:value-type="string" calcext:value-type="string">
            <text:p>Canad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string" calcext:value-type="string">
            <text:p>West – German</text:p>
          </table:table-cell>
          <table:table-cell table:style-name="ce4" office:value-type="string" calcext:value-type="string">
            <text:p>Średni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uklidesow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4" table:formula="of:=AVERAGE([.C2:.H2] )" office:value-type="float" office:value="38.3333333333333" calcext:value-type="float">
            <text:p>38,33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3:.H3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4:.H4] )" office:value-type="string" office:string-value="" calcext:value-type="error">
            <text:p>#DZIEL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Uliczn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4" table:formula="of:=AVERAGE([.C5:.H5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7:.H7] )" office:value-type="string" office:string-value="" calcext:value-type="error">
            <text:p>#DZIEL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Czebyszew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4" table:formula="of:=AVERAGE([.C8:.H8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9:.H9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10:.H10] )" office:value-type="string" office:string-value="" calcext:value-type="error">
            <text:p>#DZIEL/0!</text:p>
          </table:table-cell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38:51.439000000</meta:creation-date>
    <dc:date>2019-06-13T20:58:09.446000000</dc:date>
    <meta:editing-duration>PT9M7S</meta:editing-duration>
    <meta:editing-cycles>2</meta:editing-cycles>
    <meta:generator>LibreOffice/6.1.3.2$Windows_x86 LibreOffice_project/86daf60bf00efa86ad547e59e09d6bb77c699acb</meta:generator>
    <meta:document-statistic meta:table-count="1" meta:cell-count="36" meta:object-count="0"/>
  </office:meta>
</office:document-meta>
</file>